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05cm" svg:y1="1.028cm" svg:x2="1.05cm" svg:y2="2.468cm">
          <text:p/>
        </draw:line>
        <draw:custom-shape draw:style-name="gr2" draw:text-style-name="P2" draw:layer="layout" svg:width="0.2cm" svg:height="0.2cm" svg:x="0.951cm" svg:y="2.40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0}$§svg§600§TRUE§</svg:desc>
          <draw:g>
            <draw:path draw:style-name="gr3" draw:text-style-name="P3" draw:layer="layout" svg:width="0.289cm" svg:height="0.294cm" svg:x="0.341cm" svg:y="2.675cm" svg:viewBox="0 0 290 295" svg:d="M238 44c4-17 11-30 44-31 3 0 8 0 8-8-2-2 0-5-5-5-15 0-29 1-43 1-15 0-30-1-43-1-3 0-9 0-9 8 0 5 5 5 9 5 24 0 27 10 27 18 0 1 0 8-1 10-12 49-25 99-37 149-15 56-62 92-104 92-29 0-52-18-52-54 0-1 0-14 5-33 14-54 27-109 41-163 3-14 5-19 34-19 11 0 15 0 15-8 0-5-5-5-6-5-12 0-42 1-54 1s-42-1-54-1c-3 0-7 0-7 8 0 5 4 5 11 5 1 0 9 0 16 1 8 0 11 2 11 6 0 3-5 21-7 30-3 13-6 25-9 37-4 17-23 96-26 104-2 11-2 18-2 24 0 52 38 80 81 80 53 0 106-46 119-103 13-49 25-98 38-148z">
              <text:p/>
            </draw:path>
            <draw:path draw:style-name="gr3" draw:text-style-name="P3" draw:layer="layout" svg:width="0.135cm" svg:height="0.2cm" svg:x="0.614cm" svg:y="2.829cm" svg:viewBox="0 0 136 201" svg:d="M136 102c0-33-3-57-18-77-8-13-26-25-50-25-68 0-68 81-68 102s0 99 68 99 68-79 68-99zM68 192c-13 0-31-8-37-32-5-17-5-40-5-62 0-21 0-44 5-60 6-24 25-30 37-30 16 0 31 10 36 27 5 16 6 37 6 63 0 22 0 43-5 61-6 28-25 33-37 33z">
              <text:p/>
            </draw:path>
          </draw:g>
        </draw:g>
        <draw:custom-shape draw:style-name="gr2" draw:text-style-name="P2" draw:layer="layout" svg:width="0.2cm" svg:height="0.2cm" svg:x="0.951cm" svg:y="3.0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9cm" svg:y1="1.05cm" svg:x2="8.9cm" svg:y2="4.67cm">
          <text:p/>
        </draw:line>
        <draw:line draw:style-name="gr4" draw:text-style-name="P1" draw:layer="layout" svg:x1="1.04cm" svg:y1="1.038cm" svg:x2="8.93cm" svg:y2="1.038cm">
          <text:p/>
        </draw:line>
        <draw:custom-shape draw:style-name="gr5" draw:text-style-name="P2" draw:layer="layout" svg:width="0.5cm" svg:height="1.2cm" draw:transform="rotate (1.5707963267949) translate (2.442cm 1.3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1}=10\,\mathrm{k\Omega}$§svg§600§TRUE§</svg:desc>
          <draw:g>
            <draw:path draw:style-name="gr3" draw:text-style-name="P3" draw:layer="layout" svg:width="0.3cm" svg:height="0.294cm" svg:x="2.023cm" svg:y="1.461cm" svg:viewBox="0 0 301 295" svg:d="M142 29c2-11 3-15 11-16 4 0 17 0 26 0 30 0 76 0 76 41 0 14-7 43-22 60-11 11-34 24-72 24-16 0-31 0-47 0 9-37 18-73 28-109zM201 144c44-10 94-40 94-82 0-36-38-62-94-62-40 0-79 0-119 0-9 0-12 0-12 8 0 5 3 5 12 5 5 0 8 0 15 0 7 1 11 1 11 7 0 2 0 3-1 8-19 75-38 150-57 225-4 16-4 20-38 20-7 0-12 0-12 8 0 5 4 4 6 5 12 0 43-2 54-2s41 2 53 2c3 0 8 0 8-8 0-5-3-5-12-5-15 0-26 0-26-8 0-3 0-4 1-8 9-36 18-73 28-110 16 0 33 0 50 0 38 0 45 23 45 39 0 6-3 19-6 28-2 12-7 27-7 35 0 46 52 46 57 46 36 0 50-42 50-48 0-5-3-4-5-5-3 0-5 2-6 6-9 31-27 38-37 38-14 0-18-9-18-26 0-13 4-34 5-48 1-6 1-13 1-19 0-33-28-46-40-49z">
              <text:p/>
            </draw:path>
            <draw:path draw:style-name="gr3" draw:text-style-name="P3" draw:layer="layout" svg:width="0.106cm" svg:height="0.194cm" svg:x="2.359cm" svg:y="1.614cm" svg:viewBox="0 0 107 195" svg:d="M66 8c0-7 0-8-8-8-20 19-46 19-58 19 0 4 0 7 0 11 6 0 26 0 42-8 0 49 0 99 0 149 0 10 0 13-29 13-4 0-8 0-12 0 0 4 0 8 0 11 6 0 42-1 53-1 10 0 47 1 53 1 0-3 0-7 0-11-4 0-7 0-11 0-30 0-30-3-30-13 0-54 0-108 0-163z">
              <text:p/>
            </draw:path>
            <draw:path draw:style-name="gr3" draw:text-style-name="P3" draw:layer="layout" svg:width="0.278cm" svg:height="0.097cm" svg:x="2.656cm" svg:y="1.592cm" svg:viewBox="0 0 279 98" svg:d="M265 17c7 0 14 0 14-9 0-8-7-8-13-8-84 0-168 0-253 0-6 0-13 0-13 8 0 9 7 9 14 9 84 0 167 0 251 0zM266 98c6 0 13 0 13-8 0-9-7-9-14-9-84 0-167 0-251 0-7 0-14 0-14 9 0 8 7 8 13 8 85 0 169 0 253 0z">
              <text:p/>
            </draw:path>
            <draw:path draw:style-name="gr3" draw:text-style-name="P3" draw:layer="layout" svg:width="0.138cm" svg:height="0.278cm" svg:x="3.114cm" svg:y="1.468cm" svg:viewBox="0 0 139 279" svg:d="M86 11c0-11 0-11-9-11-27 26-64 26-77 26 0 5 0 9 0 14 8 0 34 0 55-11 0 72 0 144 0 216 0 16-1 21-39 21-5 0-9 0-14 0 0 4 0 9 0 13 15-2 52-2 69-2s54 0 68 2c0-4 0-9 0-13-4 0-9 0-13 0-38 0-40-5-40-21 0-78 0-156 0-234z">
              <text:p/>
            </draw:path>
            <draw:path draw:style-name="gr3" draw:text-style-name="P3" draw:layer="layout" svg:width="0.176cm" svg:height="0.286cm" svg:x="3.304cm" svg:y="1.468cm" svg:viewBox="0 0 177 287" svg:d="M177 145c0-34-2-67-16-98-19-41-54-47-72-47-25 0-55 11-73 49-14 29-16 62-16 96 0 31 2 68 19 100 18 34 49 42 70 42 23 0 55-8 73-48 13-28 15-62 15-94zM89 279c-17 0-41-11-49-52-5-25-5-63-5-88 0-26 0-54 3-77 9-50 40-54 51-54 14 0 42 9 49 49 5 24 5 56 5 82 0 32 0 60-5 87-6 40-30 53-49 53z">
              <text:p/>
            </draw:path>
            <draw:path draw:style-name="gr3" draw:text-style-name="P3" draw:layer="layout" svg:width="0.202cm" svg:height="0.29cm" svg:x="3.581cm" svg:y="1.456cm" svg:viewBox="0 0 203 291" svg:d="M32 259c0 19-4 19-32 19 0 4 0 9 0 13 13-1 34-2 46-2s28 1 45 2c0-4 0-9 0-13-27 0-32 0-32-19 0-15 0-29 0-43 9-8 18-16 27-23 33 44 50 67 50 75 0 7-8 10-15 10 0 4 0 9 0 13 12-1 36-2 46-2 12 0 24 1 36 2 0-4 0-9 0-13-16 0-24 0-41-23-18-25-35-49-53-74-1-1-3-4-3-5 0-2 30-28 34-30 27-21 45-23 53-23 0-4 0-8 0-13-12 1-18 1-29 1-15 0-42-1-48-1 0 5 0 9 0 13 9 0 12 5 12 10 0 8-6 14-8 17-20 17-40 34-60 51 0-67 0-134 0-201-20 2-40 3-60 5 0 4 0 9 0 13 29 0 32 2 32 23 0 72 0 145 0 218z">
              <text:p/>
            </draw:path>
            <draw:path draw:style-name="gr3" draw:text-style-name="P3" draw:layer="layout" svg:width="0.265cm" svg:height="0.295cm" svg:x="3.81cm" svg:y="1.451cm" svg:viewBox="0 0 266 296" svg:d="M266 227c-3 0-7 0-11 0-2 11-3 21-7 30-2 8-3 11-27 11-12 0-23 0-34 0 5-24 18-44 37-72s37-58 37-91c0-58-57-105-128-105-72 0-128 48-128 105 0 33 17 63 37 91 18 28 31 48 37 72-11 0-22 0-33 0-24 0-27-3-28-9-4-10-6-21-8-32-4 0-7 0-10 0 4 23 9 46 13 69 23 0 45 0 67 0 10 0 11 0 11-10 0-29-13-66-23-92-8-25-20-58-20-90 0-67 47-94 85-94 40 0 85 30 85 94 0 32-12 64-24 98-6 18-20 55-20 84 0 10 1 10 12 10 22 0 44 0 66 0 5-23 9-46 14-69z">
              <text:p/>
            </draw:path>
          </draw:g>
        </draw:g>
        <draw:line draw:style-name="gr1" draw:text-style-name="P1" draw:layer="layout" svg:x1="1.05cm" svg:y1="3.228cm" svg:x2="1.05cm" svg:y2="4.668cm">
          <text:p/>
        </draw:line>
        <draw:line draw:style-name="gr4" draw:text-style-name="P1" draw:layer="layout" svg:x1="1.041cm" svg:y1="4.638cm" svg:x2="8.931cm" svg:y2="4.638cm">
          <text:p/>
        </draw:line>
        <draw:custom-shape draw:style-name="gr5" draw:text-style-name="P2" draw:layer="layout" svg:width="0.5cm" svg:height="1.2cm" draw:transform="rotate (1.5707963267949) translate (6.021cm 1.3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2}=1\,\mathrm{k\Omega}$§svg§600§TRUE§</svg:desc>
          <draw:g>
            <draw:path draw:style-name="gr3" draw:text-style-name="P3" draw:layer="layout" svg:width="0.3cm" svg:height="0.294cm" svg:x="5.7cm" svg:y="1.459cm" svg:viewBox="0 0 301 295" svg:d="M142 29c2-11 3-15 12-16 3 0 16 0 25 0 30 0 76 0 76 41 0 14-7 43-22 60-12 11-34 24-72 24-16 0-31 0-47 0 9-37 18-73 28-109zM201 144c44-10 94-40 94-82 0-36-38-62-94-62-40 0-79 0-119 0-9 0-12 0-12 8 0 5 3 5 10 5 2 0 10 0 17 0 7 1 11 1 11 7 0 2 0 3-1 8-19 75-38 150-57 225-4 16-4 20-38 20-7 0-12 0-12 8 0 5 4 4 6 5 12 0 43-2 54-2s41 2 53 2c3 0 8 0 8-8 0-5-3-5-12-5-15 0-26 0-26-8 0-3 0-4 1-8 9-36 18-73 28-110 16 0 33 0 50 0 38 0 45 23 45 39 0 6-3 19-6 28-3 12-7 27-7 35 0 46 51 46 57 46 36 0 50-42 50-48 0-5-3-4-5-5-3 0-5 2-6 6-9 31-27 38-38 38-13 0-17-9-17-26 0-13 4-34 5-48 1-6 1-13 1-19 0-33-28-46-40-49z">
              <text:p/>
            </draw:path>
            <draw:path draw:style-name="gr3" draw:text-style-name="P3" draw:layer="layout" svg:width="0.13cm" svg:height="0.194cm" svg:x="6.021cm" svg:y="1.612cm" svg:viewBox="0 0 131 195" svg:d="M131 141c-3 0-7 0-10 0-1 7-5 24-8 28-3 1-25 1-29 1-18 0-36 0-54 0 30-28 41-35 59-49 21-17 42-36 42-64 0-34-31-57-70-57-36 0-61 26-61 53 0 15 13 16 16 16 7 0 15-4 15-15 0-5-1-16-17-16 9-20 29-27 44-27 28 0 44 23 44 46 0 26-18 46-28 57-23 23-47 46-70 69-4 4-4 4-4 12 41 0 82 0 122 0 3-18 6-36 9-54z">
              <text:p/>
            </draw:path>
            <draw:path draw:style-name="gr3" draw:text-style-name="P3" draw:layer="layout" svg:width="0.278cm" svg:height="0.097cm" svg:x="6.333cm" svg:y="1.59cm" svg:viewBox="0 0 279 98" svg:d="M265 17c6 0 14 0 14-9 0-8-8-8-13-8-84 0-168 0-253 0-6 0-13 0-13 8 0 9 7 9 13 9 84 0 168 0 252 0zM266 98c5 0 13 0 13-8 0-9-8-9-14-9-84 0-168 0-252 0-6 0-13 0-13 9 0 8 7 8 13 8 85 0 169 0 253 0z">
              <text:p/>
            </draw:path>
            <draw:path draw:style-name="gr3" draw:text-style-name="P3" draw:layer="layout" svg:width="0.138cm" svg:height="0.278cm" svg:x="6.791cm" svg:y="1.466cm" svg:viewBox="0 0 139 279" svg:d="M86 11c0-11 0-11-9-11-27 26-64 26-77 26 0 5 0 9 0 14 8 0 34 0 55-11 0 72 0 144 0 216 0 16-1 21-39 21-5 0-9 0-14 0 0 4 0 9 0 13 15-2 52-2 69-2s54 0 68 2c0-4 0-9 0-13-4 0-9 0-13 0-38 0-40-5-40-21 0-78 0-156 0-234z">
              <text:p/>
            </draw:path>
            <draw:path draw:style-name="gr3" draw:text-style-name="P3" draw:layer="layout" svg:width="0.202cm" svg:height="0.29cm" svg:x="7.047cm" svg:y="1.454cm" svg:viewBox="0 0 203 291" svg:d="M32 259c0 19-4 19-32 19 0 4 0 9 0 13 13-1 34-2 46-2s30 1 46 2c0-4 0-9 0-13-28 0-33 0-33-19 0-15 0-29 0-43 9-8 18-16 27-23 33 44 50 67 50 75 0 7-8 10-15 10 0 4 0 9 0 13 12-1 36-2 46-2 12 0 24 1 36 2 0-4 0-9 0-13-16 0-24 0-41-23-18-25-35-49-53-74-1-1-2-4-2-5 0-2 29-28 33-30 27-21 45-23 53-23 0-4 0-8 0-13-12 1-18 1-29 1-15 0-42-1-48-1 0 5 0 9 0 13 9 0 12 5 12 10 0 8-4 14-8 17-20 17-40 34-60 51 0-67 0-134 0-201-20 2-40 3-60 5 0 4 0 9 0 13 29 0 32 2 32 23 0 72 0 145 0 218z">
              <text:p/>
            </draw:path>
            <draw:path draw:style-name="gr3" draw:text-style-name="P3" draw:layer="layout" svg:width="0.265cm" svg:height="0.295cm" svg:x="7.276cm" svg:y="1.449cm" svg:viewBox="0 0 266 296" svg:d="M266 227c-3 0-7 0-11 0-2 11-3 21-7 30-2 8-3 11-27 11-12 0-23 0-34 0 5-24 18-44 37-72s37-58 37-91c0-58-57-105-128-105-72 0-128 48-128 105 0 33 17 63 37 91 18 28 31 48 37 72-11 0-22 0-33 0-24 0-26-3-28-9-4-10-6-21-8-32-4 0-7 0-10 0 4 23 9 46 13 69 23 0 45 0 67 0 10 0 11 0 11-10 0-29-13-66-23-92-8-25-20-58-20-90 0-67 47-94 85-94 40 0 85 30 85 94 0 32-12 64-24 98-6 18-20 55-20 84 0 10 1 10 12 10 22 0 44 0 66 0 5-23 9-46 14-69z">
              <text:p/>
            </draw:path>
          </draw:g>
        </draw:g>
        <draw:g>
          <draw:custom-shape draw:style-name="gr6" draw:text-style-name="P4" draw:layer="layout" svg:width="0.75cm" svg:height="0.75cm" svg:x="4.65cm" svg:y="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A$§svg§600§TRUE§</svg:desc>
            <draw:g>
              <draw:path draw:style-name="gr3" draw:text-style-name="P3" draw:layer="layout" svg:width="0.286cm" svg:height="0.299cm" svg:x="4.88cm" svg:y="4.502cm" svg:viewBox="0 0 287 300" svg:d="M61 252c-17 28-33 34-51 35-6 0-10 0-10 8 0 3 2 5 6 5 11 0 24-1 36-1 13 0 29 1 42 1 2 0 7 0 7-8 0-5-4-5-6-5-10-1-20-4-20-14 0-5 3-10 6-16 10-18 21-36 32-54 35 0 70 0 105 0 0 9 6 66 6 71 0 12-21 13-30 13-6 0-9 0-9 8 0 5 4 5 6 5 16 0 34-1 51-1 11 0 37 1 48 1 2 0 7 0 7-8 0-5-4-5-10-5-26 0-26-3-27-14-8-88-17-176-25-263-1-9-1-10-9-10-5 0-8 2-10 7-49 82-97 164-145 245zM111 190c27-46 54-92 82-139 4 47 9 93 14 139-32 0-64 0-96 0z">
                <text:p/>
              </draw:path>
            </draw:g>
          </draw:g>
        </draw:g>
        <draw:line draw:style-name="gr7" draw:text-style-name="P1" draw:layer="layout" svg:x1="2.683cm" svg:y1="1.442cm" svg:x2="3.567cm" svg:y2="0.558cm">
          <text:p/>
        </draw:line>
        <draw:g>
          <svg:title>TexMaths</svg:title>
          <svg:desc>12§latex§$I_{0}$§svg§600§TRUE§</svg:desc>
          <draw:g>
            <draw:path draw:style-name="gr3" draw:text-style-name="P3" draw:layer="layout" svg:width="0.192cm" svg:height="0.285cm" svg:x="5.441cm" svg:y="4.909cm" svg:viewBox="0 0 193 286" svg:d="M142 32c4-15 5-19 38-19 10 0 13 0 13-8 0-5-4-5-6-5-13 0-42 1-56 1-12 0-43-1-55-1-3 0-8 0-8 8 0 5 4 5 12 5 17 0 29 0 29 9 0 1 0 2-2 5-18 76-37 151-56 226-3 16-4 21-38 21-9 0-13 0-13 8 0 4 5 4 6 4 12 0 43-2 55-2s43 2 56 2c4 0 8 0 8-7 0-5-3-5-13-5-7 0-9 0-18-1-8-2-9-3-9-8 0-3 0-7 1-9 19-75 37-149 56-224z">
              <text:p/>
            </draw:path>
            <draw:path draw:style-name="gr3" draw:text-style-name="P3" draw:layer="layout" svg:width="0.135cm" svg:height="0.2cm" svg:x="5.625cm" svg:y="5.063cm" svg:viewBox="0 0 136 201" svg:d="M136 102c0-33-3-57-17-77-9-13-27-25-51-25-68 0-68 81-68 102s0 99 68 99 68-79 68-99zM68 192c-13 0-31-8-37-32-4-17-4-40-4-62s0-44 4-60c7-24 25-30 37-30 16 0 31 10 37 27 4 16 5 37 5 63 0 22 0 43-4 61-6 27-26 33-38 33z">
              <text:p/>
            </draw:path>
          </draw:g>
        </draw:g>
        <draw:line draw:style-name="gr1" draw:text-style-name="P1" draw:layer="layout" svg:x1="11.163cm" svg:y1="1.029cm" svg:x2="11.163cm" svg:y2="2.469cm">
          <text:p/>
        </draw:line>
        <draw:custom-shape draw:style-name="gr2" draw:text-style-name="P2" draw:layer="layout" svg:width="0.2cm" svg:height="0.2cm" svg:x="11.064cm" svg:y="2.4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0}$§svg§600§TRUE§</svg:desc>
          <draw:g>
            <draw:path draw:style-name="gr3" draw:text-style-name="P3" draw:layer="layout" svg:width="0.289cm" svg:height="0.294cm" svg:x="10.454cm" svg:y="2.676cm" svg:viewBox="0 0 290 295" svg:d="M238 44c4-17 11-30 44-31 3 0 8 0 8-8-2-2 0-5-5-5-15 0-29 1-43 1-15 0-30-1-43-1-3 0-9 0-9 8 0 5 5 5 9 5 24 0 27 10 27 18 0 1 0 8-1 10-12 49-25 99-37 149-15 56-62 92-104 92-29 0-52-18-52-54 0-1 0-14 5-33 14-54 27-109 41-163 3-14 5-19 34-19 11 0 15 0 15-8 0-5-5-5-6-5-12 0-42 1-54 1s-42-1-54-1c-3 0-7 0-7 8 0 5 4 5 11 5 1 0 9 0 16 1 8 0 11 2 11 6 0 3-5 21-7 30-3 13-6 25-9 37-4 17-23 96-26 104-2 11-2 18-2 24 0 52 38 80 81 80 53 0 106-46 119-103 13-49 25-98 38-148z">
              <text:p/>
            </draw:path>
            <draw:path draw:style-name="gr3" draw:text-style-name="P3" draw:layer="layout" svg:width="0.135cm" svg:height="0.2cm" svg:x="10.727cm" svg:y="2.83cm" svg:viewBox="0 0 136 201" svg:d="M136 102c0-33-3-57-18-77-8-13-26-25-50-25-68 0-68 81-68 102s0 99 68 99 68-79 68-99zM68 192c-13 0-31-8-37-32-5-17-5-40-5-62 0-21 0-44 5-60 6-24 25-30 37-30 16 0 31 10 36 27 5 16 6 37 6 63 0 22 0 43-5 61-6 28-25 33-37 33z">
              <text:p/>
            </draw:path>
          </draw:g>
        </draw:g>
        <draw:line draw:style-name="gr1" draw:text-style-name="P1" draw:layer="layout" svg:x1="14.033cm" svg:y1="3.351cm" svg:x2="14.033cm" svg:y2="4.571cm">
          <text:p/>
        </draw:line>
        <draw:custom-shape draw:style-name="gr2" draw:text-style-name="P2" draw:layer="layout" svg:width="0.2cm" svg:height="0.2cm" svg:x="11.064cm" svg:y="3.04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013cm" svg:y1="1.051cm" svg:x2="19.013cm" svg:y2="4.671cm">
          <text:p/>
        </draw:line>
        <draw:line draw:style-name="gr4" draw:text-style-name="P1" draw:layer="layout" svg:x1="11.153cm" svg:y1="1.039cm" svg:x2="19.043cm" svg:y2="1.039cm">
          <text:p/>
        </draw:line>
        <draw:line draw:style-name="gr4" draw:text-style-name="P1" draw:layer="layout" svg:x1="14.013cm" svg:y1="3.359cm" svg:x2="16.253cm" svg:y2="3.359cm">
          <text:p/>
        </draw:line>
        <draw:custom-shape draw:style-name="gr8" draw:text-style-name="P5" draw:layer="layout" svg:width="0.2cm" svg:height="0.2cm" svg:x="13.932cm" svg:y="4.54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cm" svg:height="1.2cm" draw:transform="rotate (1.5707963267949) translate (12.555cm 1.301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1}=10\,\mathrm{k\Omega}$§svg§600§TRUE§</svg:desc>
          <draw:g>
            <draw:path draw:style-name="gr3" draw:text-style-name="P3" draw:layer="layout" svg:width="0.3cm" svg:height="0.294cm" svg:x="12.136cm" svg:y="1.462cm" svg:viewBox="0 0 301 295" svg:d="M142 29c2-11 3-15 11-16 4 0 17 0 26 0 30 0 76 0 76 41 0 14-7 43-22 60-11 11-34 24-72 24-16 0-31 0-47 0 9-37 18-73 28-109zM201 144c44-10 94-40 94-82 0-36-38-62-94-62-40 0-79 0-119 0-9 0-12 0-12 8 0 5 3 5 12 5 5 0 8 0 15 0 7 1 11 1 11 7 0 2 0 3-1 8-19 75-38 150-57 225-4 16-4 20-38 20-7 0-12 0-12 8 0 5 4 4 6 5 12 0 43-2 54-2s41 2 53 2c3 0 8 0 8-8 0-5-3-5-12-5-15 0-26 0-26-8 0-3 0-4 1-8 9-36 18-73 28-110 16 0 33 0 50 0 38 0 45 23 45 39 0 6-3 19-6 28-2 12-7 27-7 35 0 46 52 46 57 46 36 0 50-42 50-48 0-5-3-4-5-5-3 0-5 2-6 6-9 31-27 38-37 38-14 0-18-9-18-26 0-13 4-34 5-48 1-6 1-13 1-19 0-33-28-46-40-49z">
              <text:p/>
            </draw:path>
            <draw:path draw:style-name="gr3" draw:text-style-name="P3" draw:layer="layout" svg:width="0.106cm" svg:height="0.194cm" svg:x="12.472cm" svg:y="1.615cm" svg:viewBox="0 0 107 195" svg:d="M66 8c0-7 0-8-8-8-20 19-46 19-58 19 0 4 0 7 0 11 6 0 26 0 42-8 0 49 0 99 0 149 0 10 0 13-29 13-4 0-8 0-12 0 0 4 0 8 0 11 6 0 42-1 53-1 10 0 47 1 53 1 0-3 0-7 0-11-4 0-7 0-11 0-30 0-30-3-30-13 0-54 0-108 0-163z">
              <text:p/>
            </draw:path>
            <draw:path draw:style-name="gr3" draw:text-style-name="P3" draw:layer="layout" svg:width="0.278cm" svg:height="0.097cm" svg:x="12.769cm" svg:y="1.593cm" svg:viewBox="0 0 279 98" svg:d="M265 17c7 0 14 0 14-9 0-8-7-8-13-8-84 0-168 0-253 0-6 0-13 0-13 8 0 9 7 9 14 9 84 0 167 0 251 0zM266 98c6 0 13 0 13-8 0-9-7-9-14-9-84 0-167 0-251 0-7 0-14 0-14 9 0 8 7 8 13 8 85 0 169 0 253 0z">
              <text:p/>
            </draw:path>
            <draw:path draw:style-name="gr3" draw:text-style-name="P3" draw:layer="layout" svg:width="0.138cm" svg:height="0.278cm" svg:x="13.227cm" svg:y="1.469cm" svg:viewBox="0 0 139 279" svg:d="M86 11c0-11 0-11-9-11-27 26-64 26-77 26 0 5 0 9 0 14 8 0 34 0 55-11 0 72 0 144 0 216 0 16-1 21-39 21-5 0-9 0-14 0 0 4 0 9 0 13 15-2 52-2 69-2s54 0 68 2c0-4 0-9 0-13-4 0-9 0-13 0-38 0-40-5-40-21 0-78 0-156 0-234z">
              <text:p/>
            </draw:path>
            <draw:path draw:style-name="gr3" draw:text-style-name="P3" draw:layer="layout" svg:width="0.176cm" svg:height="0.286cm" svg:x="13.417cm" svg:y="1.469cm" svg:viewBox="0 0 177 287" svg:d="M177 145c0-34-2-67-16-98-19-41-54-47-72-47-25 0-55 11-73 49-14 29-16 62-16 96 0 31 2 68 19 100 18 34 49 42 70 42 23 0 55-8 73-48 13-28 15-62 15-94zM89 279c-17 0-41-11-49-52-5-25-5-63-5-88 0-26 0-54 3-77 9-50 40-54 51-54 14 0 42 9 49 49 5 24 5 56 5 82 0 32 0 60-5 87-6 40-30 53-49 53z">
              <text:p/>
            </draw:path>
            <draw:path draw:style-name="gr3" draw:text-style-name="P3" draw:layer="layout" svg:width="0.202cm" svg:height="0.29cm" svg:x="13.694cm" svg:y="1.457cm" svg:viewBox="0 0 203 291" svg:d="M32 259c0 19-4 19-32 19 0 4 0 9 0 13 13-1 34-2 46-2s28 1 45 2c0-4 0-9 0-13-27 0-32 0-32-19 0-15 0-29 0-43 9-8 18-16 27-23 33 44 50 67 50 75 0 7-8 10-15 10 0 4 0 9 0 13 12-1 36-2 46-2 12 0 24 1 36 2 0-4 0-9 0-13-16 0-24 0-41-23-18-25-35-49-53-74-1-1-3-4-3-5 0-2 30-28 34-30 27-21 45-23 53-23 0-4 0-8 0-13-12 1-18 1-29 1-15 0-42-1-48-1 0 5 0 9 0 13 9 0 12 5 12 10 0 8-6 14-8 17-20 17-40 34-60 51 0-67 0-134 0-201-20 2-40 3-60 5 0 4 0 9 0 13 29 0 32 2 32 23 0 72 0 145 0 218z">
              <text:p/>
            </draw:path>
            <draw:path draw:style-name="gr3" draw:text-style-name="P3" draw:layer="layout" svg:width="0.265cm" svg:height="0.295cm" svg:x="13.923cm" svg:y="1.452cm" svg:viewBox="0 0 266 296" svg:d="M266 227c-3 0-7 0-11 0-2 11-3 21-7 30-2 8-3 11-27 11-12 0-23 0-34 0 5-24 18-44 37-72s37-58 37-91c0-58-57-105-128-105-72 0-128 48-128 105 0 33 17 63 37 91 18 28 31 48 37 72-11 0-22 0-33 0-24 0-27-3-28-9-4-10-6-21-8-32-4 0-7 0-10 0 4 23 9 46 13 69 23 0 45 0 67 0 10 0 11 0 11-10 0-29-13-66-23-92-8-25-20-58-20-90 0-67 47-94 85-94 40 0 85 30 85 94 0 32-12 64-24 98-6 18-20 55-20 84 0 10 1 10 12 10 22 0 44 0 66 0 5-23 9-46 14-69z">
              <text:p/>
            </draw:path>
          </draw:g>
        </draw:g>
        <draw:line draw:style-name="gr1" draw:text-style-name="P1" draw:layer="layout" svg:x1="11.163cm" svg:y1="3.229cm" svg:x2="11.163cm" svg:y2="4.669cm">
          <text:p/>
        </draw:line>
        <draw:line draw:style-name="gr4" draw:text-style-name="P1" draw:layer="layout" svg:x1="11.154cm" svg:y1="4.639cm" svg:x2="19.044cm" svg:y2="4.639cm">
          <text:p/>
        </draw:line>
        <draw:custom-shape draw:style-name="gr5" draw:text-style-name="P2" draw:layer="layout" svg:width="0.5cm" svg:height="1.2cm" draw:transform="rotate (1.5707963267949) translate (16.134cm 1.301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2}=1\,\mathrm{k\Omega}$§svg§600§TRUE§</svg:desc>
          <draw:g>
            <draw:path draw:style-name="gr3" draw:text-style-name="P3" draw:layer="layout" svg:width="0.3cm" svg:height="0.294cm" svg:x="15.813cm" svg:y="1.46cm" svg:viewBox="0 0 301 295" svg:d="M142 29c2-11 3-15 12-16 3 0 16 0 25 0 30 0 76 0 76 41 0 14-7 43-22 60-12 11-34 24-72 24-16 0-31 0-47 0 9-37 18-73 28-109zM201 144c44-10 94-40 94-82 0-36-38-62-94-62-40 0-79 0-119 0-9 0-12 0-12 8 0 5 3 5 10 5 2 0 10 0 17 0 7 1 11 1 11 7 0 2 0 3-1 8-19 75-38 150-57 225-4 16-4 20-38 20-7 0-12 0-12 8 0 5 4 4 6 5 12 0 43-2 54-2s41 2 53 2c3 0 8 0 8-8 0-5-3-5-12-5-15 0-26 0-26-8 0-3 0-4 1-8 9-36 18-73 28-110 16 0 33 0 50 0 38 0 45 23 45 39 0 6-3 19-6 28-3 12-7 27-7 35 0 46 51 46 57 46 36 0 50-42 50-48 0-5-3-4-5-5-3 0-5 2-6 6-9 31-27 38-38 38-13 0-17-9-17-26 0-13 4-34 5-48 1-6 1-13 1-19 0-33-28-46-40-49z">
              <text:p/>
            </draw:path>
            <draw:path draw:style-name="gr3" draw:text-style-name="P3" draw:layer="layout" svg:width="0.13cm" svg:height="0.194cm" svg:x="16.134cm" svg:y="1.613cm" svg:viewBox="0 0 131 195" svg:d="M131 141c-3 0-7 0-10 0-1 7-5 24-8 28-3 1-25 1-29 1-18 0-36 0-54 0 30-28 41-35 59-49 21-17 42-36 42-64 0-34-31-57-70-57-36 0-61 26-61 53 0 15 13 16 16 16 7 0 15-4 15-15 0-5-1-16-17-16 9-20 29-27 44-27 28 0 44 23 44 46 0 26-18 46-28 57-23 23-47 46-70 69-4 4-4 4-4 12 41 0 82 0 122 0 3-18 6-36 9-54z">
              <text:p/>
            </draw:path>
            <draw:path draw:style-name="gr3" draw:text-style-name="P3" draw:layer="layout" svg:width="0.278cm" svg:height="0.097cm" svg:x="16.446cm" svg:y="1.591cm" svg:viewBox="0 0 279 98" svg:d="M265 17c6 0 14 0 14-9 0-8-8-8-13-8-84 0-168 0-253 0-6 0-13 0-13 8 0 9 7 9 13 9 84 0 168 0 252 0zM266 98c5 0 13 0 13-8 0-9-8-9-14-9-84 0-168 0-252 0-6 0-13 0-13 9 0 8 7 8 13 8 85 0 169 0 253 0z">
              <text:p/>
            </draw:path>
            <draw:path draw:style-name="gr3" draw:text-style-name="P3" draw:layer="layout" svg:width="0.138cm" svg:height="0.278cm" svg:x="16.904cm" svg:y="1.467cm" svg:viewBox="0 0 139 279" svg:d="M86 11c0-11 0-11-9-11-27 26-64 26-77 26 0 5 0 9 0 14 8 0 34 0 55-11 0 72 0 144 0 216 0 16-1 21-39 21-5 0-9 0-14 0 0 4 0 9 0 13 15-2 52-2 69-2s54 0 68 2c0-4 0-9 0-13-4 0-9 0-13 0-38 0-40-5-40-21 0-78 0-156 0-234z">
              <text:p/>
            </draw:path>
            <draw:path draw:style-name="gr3" draw:text-style-name="P3" draw:layer="layout" svg:width="0.202cm" svg:height="0.29cm" svg:x="17.16cm" svg:y="1.455cm" svg:viewBox="0 0 203 291" svg:d="M32 259c0 19-4 19-32 19 0 4 0 9 0 13 13-1 34-2 46-2s30 1 46 2c0-4 0-9 0-13-28 0-33 0-33-19 0-15 0-29 0-43 9-8 18-16 27-23 33 44 50 67 50 75 0 7-8 10-15 10 0 4 0 9 0 13 12-1 36-2 46-2 12 0 24 1 36 2 0-4 0-9 0-13-16 0-24 0-41-23-18-25-35-49-53-74-1-1-2-4-2-5 0-2 29-28 33-30 27-21 45-23 53-23 0-4 0-8 0-13-12 1-18 1-29 1-15 0-42-1-48-1 0 5 0 9 0 13 9 0 12 5 12 10 0 8-4 14-8 17-20 17-40 34-60 51 0-67 0-134 0-201-20 2-40 3-60 5 0 4 0 9 0 13 29 0 32 2 32 23 0 72 0 145 0 218z">
              <text:p/>
            </draw:path>
            <draw:path draw:style-name="gr3" draw:text-style-name="P3" draw:layer="layout" svg:width="0.265cm" svg:height="0.295cm" svg:x="17.389cm" svg:y="1.45cm" svg:viewBox="0 0 266 296" svg:d="M266 227c-3 0-7 0-11 0-2 11-3 21-7 30-2 8-3 11-27 11-12 0-23 0-34 0 5-24 18-44 37-72s37-58 37-91c0-58-57-105-128-105-72 0-128 48-128 105 0 33 17 63 37 91 18 28 31 48 37 72-11 0-22 0-33 0-24 0-26-3-28-9-4-10-6-21-8-32-4 0-7 0-10 0 4 23 9 46 13 69 23 0 45 0 67 0 10 0 11 0 11-10 0-29-13-66-23-92-8-25-20-58-20-90 0-67 47-94 85-94 40 0 85 30 85 94 0 32-12 64-24 98-6 18-20 55-20 84 0 10 1 10 12 10 22 0 44 0 66 0 5-23 9-46 14-69z">
              <text:p/>
            </draw:path>
          </draw:g>
        </draw:g>
        <draw:custom-shape draw:style-name="gr8" draw:text-style-name="P5" draw:layer="layout" svg:width="0.2cm" svg:height="0.2cm" svg:x="16.131cm" svg:y="4.54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233cm" svg:y1="3.351cm" svg:x2="16.233cm" svg:y2="4.571cm">
          <text:p/>
        </draw:line>
        <draw:g>
          <draw:custom-shape draw:style-name="gr6" draw:text-style-name="P4" draw:layer="layout" svg:width="0.75cm" svg:height="0.75cm" svg:x="14.763cm" svg:y="4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A$§svg§600§TRUE§</svg:desc>
            <draw:g>
              <draw:path draw:style-name="gr3" draw:text-style-name="P3" draw:layer="layout" svg:width="0.286cm" svg:height="0.299cm" svg:x="15cm" svg:y="4.503cm" svg:viewBox="0 0 287 300" svg:d="M61 252c-17 28-33 34-51 35-6 0-10 0-10 8 0 3 2 5 6 5 11 0 24-1 36-1 13 0 29 1 42 1 2 0 7 0 7-8 0-5-4-5-6-5-10-1-20-4-20-14 0-5 3-10 6-16 10-18 21-36 32-54 35 0 70 0 105 0 0 9 6 66 6 71 0 12-21 13-30 13-6 0-9 0-9 8 0 5 4 5 6 5 16 0 34-1 51-1 11 0 37 1 48 1 2 0 7 0 7-8 0-5-4-5-10-5-26 0-26-3-27-14-8-88-17-176-25-263-1-9-1-10-9-10-5 0-8 2-10 7-49 82-97 164-145 245zM111 190c27-46 54-92 82-139 4 47 9 93 14 139-32 0-64 0-96 0z">
                <text:p/>
              </draw:path>
            </draw:g>
          </draw:g>
        </draw:g>
        <draw:g>
          <draw:custom-shape draw:style-name="gr6" draw:text-style-name="P4" draw:layer="layout" svg:width="0.75cm" svg:height="0.75cm" svg:x="14.764cm" svg:y="2.9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V$§svg§600§TRUE§</svg:desc>
            <draw:g>
              <draw:path draw:style-name="gr3" draw:text-style-name="P3" draw:layer="layout" svg:width="0.297cm" svg:height="0.294cm" svg:x="15.014cm" svg:y="3.203cm" svg:viewBox="0 0 298 295" svg:d="M239 48c21-32 39-34 53-35 6 0 6-7 6-8 0-4-2-5-6-5-11 0-23 1-33 1-15 0-29-1-42-1-3 0-9 0-9 8 0 5 5 5 7 5 12 1 20 5 20 13 0 7-6 16-6 17-43 68-86 136-128 204-10-74-20-148-29-222 0-7 9-12 29-12 6 0 10 0 10-8 0-4-3-5-6-5-16 0-34 1-52 1-8 0-16 0-23 0s-16-1-23-1c-2 0-7 0-7 8 0 5 4 5 10 5 24 0 24 4 25 14 11 86 22 172 33 258 1 9 3 10 9 10 7 0 8-2 12-7 50-80 100-160 150-240z">
                <text:p/>
              </draw:path>
            </draw:g>
          </draw:g>
        </draw:g>
        <draw:line draw:style-name="gr7" draw:text-style-name="P1" draw:layer="layout" svg:x1="12.796cm" svg:y1="1.443cm" svg:x2="13.68cm" svg:y2="0.559cm">
          <text:p/>
        </draw:line>
        <draw:g>
          <svg:title>TexMaths</svg:title>
          <svg:desc>12§latex§$I_{\mathrm{A}}$§svg§600§TRUE§</svg:desc>
          <draw:g>
            <draw:path draw:style-name="gr3" draw:text-style-name="P3" draw:layer="layout" svg:width="0.193cm" svg:height="0.285cm" svg:x="15.556cm" svg:y="4.908cm" svg:viewBox="0 0 194 286" svg:d="M142 32c4-15 5-19 39-19 10 0 13 0 13-8 0-5-4-5-6-5-12 0-43 1-55 1-13 0-43-1-56-1-3 0-9 0-9 8 0 5 4 5 12 5 18 0 29 0 29 9 0 1 0 2-1 5-19 76-38 151-57 226-3 16-4 21-38 21-9 0-13 0-13 8 0 4 5 4 6 4 12 0 43-2 55-2 13 0 44 2 56 2 4 0 9 0 9-8 0-4-4-4-12-4-9 0-10 0-18-1-10-2-11-3-11-8 0-3 1-7 1-9 19-75 38-149 56-224z">
              <text:p/>
            </draw:path>
            <draw:path draw:style-name="gr3" draw:text-style-name="P3" draw:layer="layout" svg:width="0.22cm" svg:height="0.208cm" svg:x="15.739cm" svg:y="5.048cm" svg:viewBox="0 0 221 209" svg:d="M120 7c-3-5-3-7-9-7-5 0-7 2-8 7-23 57-46 114-68 171-3 7-9 20-35 20 0 4 0 8 0 11 11-1 20-1 31-1s34 1 35 1c0-3 0-7 0-11-13 0-22-6-22-14 0-2 1-2 3-6 4-12 8-24 13-36 28 0 56 0 83 0 6 15 12 29 17 43 1 1 3 4 3 5 0 8-17 8-24 8 0 4 0 8 0 11 14 0 33-1 43-1 14 0 36 1 39 1 0-3 0-7 0-11-2 0-4 0-6 0-19 0-21-2-25-10-23-61-47-121-70-181zM102 37c12 32 25 63 38 94-25 0-50 0-75 0 12-31 24-62 37-94z">
              <text:p/>
            </draw:path>
          </draw:g>
        </draw:g>
        <draw:line draw:style-name="gr1" draw:text-style-name="P1" draw:layer="layout" svg:x1="11.176cm" svg:y1="7.029cm" svg:x2="11.176cm" svg:y2="8.469cm">
          <text:p/>
        </draw:line>
        <draw:custom-shape draw:style-name="gr2" draw:text-style-name="P2" draw:layer="layout" svg:width="0.2cm" svg:height="0.2cm" svg:x="11.077cm" svg:y="8.4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0}$§svg§600§TRUE§</svg:desc>
          <draw:g>
            <draw:path draw:style-name="gr3" draw:text-style-name="P3" draw:layer="layout" svg:width="0.289cm" svg:height="0.294cm" svg:x="10.467cm" svg:y="8.676cm" svg:viewBox="0 0 290 295" svg:d="M238 44c4-17 11-30 44-31 3 0 8 0 8-8-2-2 0-5-5-5-15 0-29 1-43 1-15 0-30-1-43-1-3 0-9 0-9 8 0 5 5 5 9 5 24 0 27 10 27 18 0 1 0 8-1 10-12 49-25 99-37 149-15 56-62 92-104 92-29 0-52-18-52-54 0-1 0-14 5-33 14-54 27-109 41-163 3-14 5-19 34-19 11 0 15 0 15-8 0-5-5-5-6-5-12 0-42 1-54 1s-42-1-54-1c-3 0-7 0-7 8 0 5 4 5 11 5 1 0 9 0 16 1 8 0 11 2 11 6 0 3-5 21-7 30-3 13-6 25-9 37-4 17-23 96-26 104-2 11-2 18-2 24 0 52 38 80 81 80 53 0 106-46 119-103 13-49 25-98 38-148z">
              <text:p/>
            </draw:path>
            <draw:path draw:style-name="gr3" draw:text-style-name="P3" draw:layer="layout" svg:width="0.135cm" svg:height="0.2cm" svg:x="10.74cm" svg:y="8.83cm" svg:viewBox="0 0 136 201" svg:d="M136 102c0-33-3-57-18-77-8-13-26-25-50-25-68 0-68 81-68 102s0 99 68 99 68-79 68-99zM68 192c-13 0-31-8-37-32-5-17-5-40-5-62 0-21 0-44 5-60 6-24 25-30 37-30 16 0 31 10 36 27 5 16 6 37 6 63 0 22 0 43-5 61-6 28-25 33-37 33z">
              <text:p/>
            </draw:path>
          </draw:g>
        </draw:g>
        <draw:line draw:style-name="gr1" draw:text-style-name="P1" draw:layer="layout" svg:x1="13.046cm" svg:y1="9.351cm" svg:x2="13.046cm" svg:y2="10.571cm">
          <text:p/>
        </draw:line>
        <draw:custom-shape draw:style-name="gr2" draw:text-style-name="P2" draw:layer="layout" svg:width="0.2cm" svg:height="0.2cm" svg:x="11.077cm" svg:y="9.04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026cm" svg:y1="7.051cm" svg:x2="19.026cm" svg:y2="10.671cm">
          <text:p/>
        </draw:line>
        <draw:line draw:style-name="gr4" draw:text-style-name="P1" draw:layer="layout" svg:x1="11.166cm" svg:y1="7.039cm" svg:x2="19.056cm" svg:y2="7.039cm">
          <text:p/>
        </draw:line>
        <draw:line draw:style-name="gr4" draw:text-style-name="P1" draw:layer="layout" svg:x1="13.026cm" svg:y1="9.359cm" svg:x2="17.266cm" svg:y2="9.359cm">
          <text:p/>
        </draw:line>
        <draw:custom-shape draw:style-name="gr8" draw:text-style-name="P5" draw:layer="layout" svg:width="0.2cm" svg:height="0.2cm" svg:x="12.945cm" svg:y="10.54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cm" svg:height="1.2cm" draw:transform="rotate (1.5707963267949) translate (12.568cm 7.301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1}=10\,\mathrm{k\Omega}$§svg§600§TRUE§</svg:desc>
          <draw:g>
            <draw:path draw:style-name="gr3" draw:text-style-name="P3" draw:layer="layout" svg:width="0.3cm" svg:height="0.294cm" svg:x="12.149cm" svg:y="7.462cm" svg:viewBox="0 0 301 295" svg:d="M142 29c2-11 3-15 11-16 4 0 17 0 26 0 30 0 76 0 76 41 0 14-7 43-22 60-11 11-34 24-72 24-16 0-31 0-47 0 9-37 18-73 28-109zM201 144c44-10 94-40 94-82 0-36-38-62-94-62-40 0-79 0-119 0-9 0-12 0-12 8 0 5 3 5 12 5 5 0 8 0 15 0 7 1 11 1 11 7 0 2 0 3-1 8-19 75-38 150-57 225-4 16-4 20-38 20-7 0-12 0-12 8 0 5 4 4 6 5 12 0 43-2 54-2s41 2 53 2c3 0 8 0 8-8 0-5-3-5-12-5-15 0-26 0-26-8 0-3 0-4 1-8 9-36 18-73 28-110 16 0 33 0 50 0 38 0 45 23 45 39 0 6-3 19-6 28-2 12-7 27-7 35 0 46 52 46 57 46 36 0 50-42 50-48 0-5-3-4-5-5-3 0-5 2-6 6-9 31-27 38-37 38-14 0-18-9-18-26 0-13 4-34 5-48 1-6 1-13 1-19 0-33-28-46-40-49z">
              <text:p/>
            </draw:path>
            <draw:path draw:style-name="gr3" draw:text-style-name="P3" draw:layer="layout" svg:width="0.106cm" svg:height="0.194cm" svg:x="12.485cm" svg:y="7.615cm" svg:viewBox="0 0 107 195" svg:d="M66 8c0-7 0-8-8-8-20 19-46 19-58 19 0 4 0 7 0 11 6 0 26 0 42-8 0 49 0 99 0 149 0 10 0 13-29 13-4 0-8 0-12 0 0 4 0 8 0 11 6 0 42-1 53-1 10 0 47 1 53 1 0-3 0-7 0-11-4 0-7 0-11 0-30 0-30-3-30-13 0-54 0-108 0-163z">
              <text:p/>
            </draw:path>
            <draw:path draw:style-name="gr3" draw:text-style-name="P3" draw:layer="layout" svg:width="0.278cm" svg:height="0.097cm" svg:x="12.782cm" svg:y="7.593cm" svg:viewBox="0 0 279 98" svg:d="M265 17c7 0 14 0 14-9 0-8-7-8-13-8-84 0-168 0-253 0-6 0-13 0-13 8 0 9 7 9 14 9 84 0 167 0 251 0zM266 98c6 0 13 0 13-8 0-9-7-9-14-9-84 0-167 0-251 0-7 0-14 0-14 9 0 8 7 8 13 8 85 0 169 0 253 0z">
              <text:p/>
            </draw:path>
            <draw:path draw:style-name="gr3" draw:text-style-name="P3" draw:layer="layout" svg:width="0.138cm" svg:height="0.278cm" svg:x="13.24cm" svg:y="7.469cm" svg:viewBox="0 0 139 279" svg:d="M86 11c0-11 0-11-9-11-27 26-64 26-77 26 0 5 0 9 0 14 8 0 34 0 55-11 0 72 0 144 0 216 0 16-1 21-39 21-5 0-9 0-14 0 0 4 0 9 0 13 15-2 52-2 69-2s54 0 68 2c0-4 0-9 0-13-4 0-9 0-13 0-38 0-40-5-40-21 0-78 0-156 0-234z">
              <text:p/>
            </draw:path>
            <draw:path draw:style-name="gr3" draw:text-style-name="P3" draw:layer="layout" svg:width="0.176cm" svg:height="0.286cm" svg:x="13.43cm" svg:y="7.469cm" svg:viewBox="0 0 177 287" svg:d="M177 145c0-34-2-67-16-98-19-41-54-47-72-47-25 0-55 11-73 49-14 29-16 62-16 96 0 31 2 68 19 100 18 34 49 42 70 42 23 0 55-8 73-48 13-28 15-62 15-94zM89 279c-17 0-41-11-49-52-5-25-5-63-5-88 0-26 0-54 3-77 9-50 40-54 51-54 14 0 42 9 49 49 5 24 5 56 5 82 0 32 0 60-5 87-6 40-30 53-49 53z">
              <text:p/>
            </draw:path>
            <draw:path draw:style-name="gr3" draw:text-style-name="P3" draw:layer="layout" svg:width="0.202cm" svg:height="0.29cm" svg:x="13.707cm" svg:y="7.457cm" svg:viewBox="0 0 203 291" svg:d="M32 259c0 19-4 19-32 19 0 4 0 9 0 13 13-1 34-2 46-2s28 1 45 2c0-4 0-9 0-13-27 0-32 0-32-19 0-15 0-29 0-43 9-8 18-16 27-23 33 44 50 67 50 75 0 7-8 10-15 10 0 4 0 9 0 13 12-1 36-2 46-2 12 0 24 1 36 2 0-4 0-9 0-13-16 0-24 0-41-23-18-25-35-49-53-74-1-1-3-4-3-5 0-2 30-28 34-30 27-21 45-23 53-23 0-4 0-8 0-13-12 1-18 1-29 1-15 0-42-1-48-1 0 5 0 9 0 13 9 0 12 5 12 10 0 8-6 14-8 17-20 17-40 34-60 51 0-67 0-134 0-201-20 2-40 3-60 5 0 4 0 9 0 13 29 0 32 2 32 23 0 72 0 145 0 218z">
              <text:p/>
            </draw:path>
            <draw:path draw:style-name="gr3" draw:text-style-name="P3" draw:layer="layout" svg:width="0.265cm" svg:height="0.295cm" svg:x="13.936cm" svg:y="7.452cm" svg:viewBox="0 0 266 296" svg:d="M266 227c-3 0-7 0-11 0-2 11-3 21-7 30-2 8-3 11-27 11-12 0-23 0-34 0 5-24 18-44 37-72s37-58 37-91c0-58-57-105-128-105-72 0-128 48-128 105 0 33 17 63 37 91 18 28 31 48 37 72-11 0-22 0-33 0-24 0-27-3-28-9-4-10-6-21-8-32-4 0-7 0-10 0 4 23 9 46 13 69 23 0 45 0 67 0 10 0 11 0 11-10 0-29-13-66-23-92-8-25-20-58-20-90 0-67 47-94 85-94 40 0 85 30 85 94 0 32-12 64-24 98-6 18-20 55-20 84 0 10 1 10 12 10 22 0 44 0 66 0 5-23 9-46 14-69z">
              <text:p/>
            </draw:path>
          </draw:g>
        </draw:g>
        <draw:line draw:style-name="gr1" draw:text-style-name="P1" draw:layer="layout" svg:x1="11.176cm" svg:y1="9.229cm" svg:x2="11.176cm" svg:y2="10.669cm">
          <text:p/>
        </draw:line>
        <draw:line draw:style-name="gr4" draw:text-style-name="P1" draw:layer="layout" svg:x1="11.167cm" svg:y1="10.639cm" svg:x2="19.057cm" svg:y2="10.639cm">
          <text:p/>
        </draw:line>
        <draw:custom-shape draw:style-name="gr5" draw:text-style-name="P2" draw:layer="layout" svg:width="0.5cm" svg:height="1.2cm" draw:transform="rotate (1.5707963267949) translate (16.147cm 7.301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2}=1\,\mathrm{k\Omega}$§svg§600§TRUE§</svg:desc>
          <draw:g>
            <draw:path draw:style-name="gr3" draw:text-style-name="P3" draw:layer="layout" svg:width="0.3cm" svg:height="0.294cm" svg:x="15.826cm" svg:y="7.46cm" svg:viewBox="0 0 301 295" svg:d="M142 29c2-11 3-15 12-16 3 0 16 0 25 0 30 0 76 0 76 41 0 14-7 43-22 60-12 11-34 24-72 24-16 0-31 0-47 0 9-37 18-73 28-109zM201 144c44-10 94-40 94-82 0-36-38-62-94-62-40 0-79 0-119 0-9 0-12 0-12 8 0 5 3 5 10 5 2 0 10 0 17 0 7 1 11 1 11 7 0 2 0 3-1 8-19 75-38 150-57 225-4 16-4 20-38 20-7 0-12 0-12 8 0 5 4 4 6 5 12 0 43-2 54-2s41 2 53 2c3 0 8 0 8-8 0-5-3-5-12-5-15 0-26 0-26-8 0-3 0-4 1-8 9-36 18-73 28-110 16 0 33 0 50 0 38 0 45 23 45 39 0 6-3 19-6 28-3 12-7 27-7 35 0 46 51 46 57 46 36 0 50-42 50-48 0-5-3-4-5-5-3 0-5 2-6 6-9 31-27 38-38 38-13 0-17-9-17-26 0-13 4-34 5-48 1-6 1-13 1-19 0-33-28-46-40-49z">
              <text:p/>
            </draw:path>
            <draw:path draw:style-name="gr3" draw:text-style-name="P3" draw:layer="layout" svg:width="0.13cm" svg:height="0.194cm" svg:x="16.147cm" svg:y="7.613cm" svg:viewBox="0 0 131 195" svg:d="M131 141c-3 0-7 0-10 0-1 7-5 24-8 28-3 1-25 1-29 1-18 0-36 0-54 0 30-28 41-35 59-49 21-17 42-36 42-64 0-34-31-57-70-57-36 0-61 26-61 53 0 15 13 16 16 16 7 0 15-4 15-15 0-5-1-16-17-16 9-20 29-27 44-27 28 0 44 23 44 46 0 26-18 46-28 57-23 23-47 46-70 69-4 4-4 4-4 12 41 0 82 0 122 0 3-18 6-36 9-54z">
              <text:p/>
            </draw:path>
            <draw:path draw:style-name="gr3" draw:text-style-name="P3" draw:layer="layout" svg:width="0.278cm" svg:height="0.097cm" svg:x="16.459cm" svg:y="7.591cm" svg:viewBox="0 0 279 98" svg:d="M265 17c6 0 14 0 14-9 0-8-8-8-13-8-84 0-168 0-253 0-6 0-13 0-13 8 0 9 7 9 13 9 84 0 168 0 252 0zM266 98c5 0 13 0 13-8 0-9-8-9-14-9-84 0-168 0-252 0-6 0-13 0-13 9 0 8 7 8 13 8 85 0 169 0 253 0z">
              <text:p/>
            </draw:path>
            <draw:path draw:style-name="gr3" draw:text-style-name="P3" draw:layer="layout" svg:width="0.138cm" svg:height="0.278cm" svg:x="16.917cm" svg:y="7.467cm" svg:viewBox="0 0 139 279" svg:d="M86 11c0-11 0-11-9-11-27 26-64 26-77 26 0 5 0 9 0 14 8 0 34 0 55-11 0 72 0 144 0 216 0 16-1 21-39 21-5 0-9 0-14 0 0 4 0 9 0 13 15-2 52-2 69-2s54 0 68 2c0-4 0-9 0-13-4 0-9 0-13 0-38 0-40-5-40-21 0-78 0-156 0-234z">
              <text:p/>
            </draw:path>
            <draw:path draw:style-name="gr3" draw:text-style-name="P3" draw:layer="layout" svg:width="0.202cm" svg:height="0.29cm" svg:x="17.173cm" svg:y="7.455cm" svg:viewBox="0 0 203 291" svg:d="M32 259c0 19-4 19-32 19 0 4 0 9 0 13 13-1 34-2 46-2s30 1 46 2c0-4 0-9 0-13-28 0-33 0-33-19 0-15 0-29 0-43 9-8 18-16 27-23 33 44 50 67 50 75 0 7-8 10-15 10 0 4 0 9 0 13 12-1 36-2 46-2 12 0 24 1 36 2 0-4 0-9 0-13-16 0-24 0-41-23-18-25-35-49-53-74-1-1-2-4-2-5 0-2 29-28 33-30 27-21 45-23 53-23 0-4 0-8 0-13-12 1-18 1-29 1-15 0-42-1-48-1 0 5 0 9 0 13 9 0 12 5 12 10 0 8-4 14-8 17-20 17-40 34-60 51 0-67 0-134 0-201-20 2-40 3-60 5 0 4 0 9 0 13 29 0 32 2 32 23 0 72 0 145 0 218z">
              <text:p/>
            </draw:path>
            <draw:path draw:style-name="gr3" draw:text-style-name="P3" draw:layer="layout" svg:width="0.265cm" svg:height="0.295cm" svg:x="17.402cm" svg:y="7.45cm" svg:viewBox="0 0 266 296" svg:d="M266 227c-3 0-7 0-11 0-2 11-3 21-7 30-2 8-3 11-27 11-12 0-23 0-34 0 5-24 18-44 37-72s37-58 37-91c0-58-57-105-128-105-72 0-128 48-128 105 0 33 17 63 37 91 18 28 31 48 37 72-11 0-22 0-33 0-24 0-26-3-28-9-4-10-6-21-8-32-4 0-7 0-10 0 4 23 9 46 13 69 23 0 45 0 67 0 10 0 11 0 11-10 0-29-13-66-23-92-8-25-20-58-20-90 0-67 47-94 85-94 40 0 85 30 85 94 0 32-12 64-24 98-6 18-20 55-20 84 0 10 1 10 12 10 22 0 44 0 66 0 5-23 9-46 14-69z">
              <text:p/>
            </draw:path>
          </draw:g>
        </draw:g>
        <draw:custom-shape draw:style-name="gr8" draw:text-style-name="P5" draw:layer="layout" svg:width="0.2cm" svg:height="0.2cm" svg:x="17.144cm" svg:y="10.54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236cm" svg:y1="9.351cm" svg:x2="17.236cm" svg:y2="10.571cm">
          <text:p/>
        </draw:line>
        <draw:line draw:style-name="gr7" draw:text-style-name="P1" draw:layer="layout" svg:x1="12.809cm" svg:y1="7.443cm" svg:x2="13.693cm" svg:y2="6.559cm">
          <text:p/>
        </draw:line>
        <draw:g>
          <svg:title>TexMaths</svg:title>
          <svg:desc>12§latex§$I_{\mathrm{A}}$§svg§600§TRUE§</svg:desc>
          <draw:g>
            <draw:path draw:style-name="gr3" draw:text-style-name="P3" draw:layer="layout" svg:width="0.193cm" svg:height="0.285cm" svg:x="16.469cm" svg:y="10.908cm" svg:viewBox="0 0 194 286" svg:d="M142 32c4-15 5-19 39-19 10 0 13 0 13-8 0-5-4-5-6-5-12 0-43 1-55 1-13 0-43-1-56-1-3 0-9 0-9 8 0 5 4 5 12 5 18 0 29 0 29 9 0 1 0 2-1 5-19 76-38 151-57 226-3 16-4 21-38 21-9 0-13 0-13 8 0 4 5 4 6 4 12 0 43-2 55-2 13 0 44 2 56 2 4 0 9 0 9-8 0-4-4-4-12-4-9 0-10 0-18-1-10-2-11-3-11-8 0-3 1-7 1-9 19-75 38-149 56-224z">
              <text:p/>
            </draw:path>
            <draw:path draw:style-name="gr3" draw:text-style-name="P3" draw:layer="layout" svg:width="0.22cm" svg:height="0.208cm" svg:x="16.652cm" svg:y="11.048cm" svg:viewBox="0 0 221 209" svg:d="M120 7c-3-5-3-7-9-7-5 0-7 2-8 7-23 57-46 114-68 171-3 7-9 20-35 20 0 4 0 8 0 11 11-1 20-1 31-1s34 1 35 1c0-3 0-7 0-11-13 0-22-6-22-14 0-2 1-2 3-6 4-12 8-24 13-36 28 0 56 0 83 0 6 15 12 29 17 43 1 1 3 4 3 5 0 8-17 8-24 8 0 4 0 8 0 11 14 0 33-1 43-1 14 0 36 1 39 1 0-3 0-7 0-11-2 0-4 0-6 0-19 0-21-2-25-10-23-61-47-121-70-181zM102 37c12 32 25 63 38 94-25 0-50 0-75 0 12-31 24-62 37-94z">
              <text:p/>
            </draw:path>
          </draw:g>
        </draw:g>
        <draw:custom-shape draw:style-name="gr5" draw:text-style-name="P2" draw:layer="layout" svg:width="0.5cm" svg:height="1.2cm" draw:transform="rotate (1.5707963267949) translate (13.6cm 9.60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1.2cm" draw:transform="rotate (1.5707963267949) translate (13.6cm 10.901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V}$§svg§600§TRUE§</svg:desc>
          <draw:g>
            <draw:path draw:style-name="gr3" draw:text-style-name="P3" draw:layer="layout" svg:width="0.298cm" svg:height="0.294cm" svg:x="13.926cm" svg:y="9.2cm" svg:viewBox="0 0 299 295" svg:d="M140 29c2-10 4-15 12-16 4 0 17 0 25 0 30 0 77 0 77 42 0 14-7 43-24 59-11 12-33 25-71 25-15 0-31 0-47 0 10-37 19-74 28-110zM200 143c43-8 92-38 92-80 0-36-37-63-92-63-40 0-80 0-120 0-8 0-12 0-12 8 0 5 4 5 12 5 5 1 9 0 16 1 7 0 11 2 11 6 0 3 0 4-2 9-18 75-37 150-56 224-5 17-5 21-38 21-7 0-11 0-11 8 0 4 3 3 5 4 12 0 42-1 54-1 11 0 40 1 52 1 4 0 9 0 9-9 0-3-4-3-12-3-16 0-27 0-27-9 0-2 0-4 2-7 9-37 18-74 27-111 17 0 34 0 50 0 37 0 46 24 46 38 0 7-4 19-6 29-4 12-7 28-7 36 0 45 50 45 56 45 36 0 50-42 50-48 0-4-3-3-5-4-3 0-4 2-6 6-10 30-28 37-38 37-13 0-17-9-17-25 0-14 3-35 5-48 0-6 1-13 1-19 0-33-27-46-39-51z">
              <text:p/>
            </draw:path>
            <draw:path draw:style-name="gr3" draw:text-style-name="P3" draw:layer="layout" svg:width="0.229cm" svg:height="0.206cm" svg:x="14.25cm" svg:y="9.348cm" svg:viewBox="0 0 230 207" svg:d="M187 36c10-17 20-24 36-25 3 0 7 0 7-6 0-1-1-5-5-5-7 0-16 1-23 1-9 0-21-1-31-1-2 0-6 1-6 7 0 4 5 4 6 4 10 1 12 5 12 8 0 5-2 7-6 12-32 48-64 95-96 142-8-49-17-99-26-149-1-4-1-4-1-5 0-8 17-8 18-8 6 0 9 0 9-6-1-2 0-5-4-5-9 0-30 1-39 1-7 0-25-1-32-1-2 0-6 1-6 7 0 4 4 4 7 4 17 0 17 2 18 9 11 60 22 119 32 178 2 6 2 9 8 9s7-3 9-7c38-55 75-110 113-164z">
              <text:p/>
            </draw:path>
          </draw:g>
        </draw:g>
        <draw:g>
          <svg:title>TexMaths</svg:title>
          <svg:desc>12§latex§$R_{A}$§svg§600§TRUE§</svg:desc>
          <draw:g>
            <draw:path draw:style-name="gr3" draw:text-style-name="P3" draw:layer="layout" svg:width="0.298cm" svg:height="0.294cm" svg:x="13.926cm" svg:y="10.502cm" svg:viewBox="0 0 299 295" svg:d="M140 29c3-10 4-15 12-16 4 0 17 0 25 0 30 0 77 0 77 42 0 14-7 43-23 59-11 12-33 25-72 25-15 0-31 0-46 0 9-37 18-74 27-110zM200 143c43-8 93-38 93-80 0-36-38-63-93-63-40 0-80 0-120 0-8 0-12 0-12 8 0 5 4 5 12 5 5 1 9 0 16 1 7 0 11 2 11 6 0 3 0 4-2 9-18 75-37 150-56 224-3 17-5 20-38 20-7 0-11 0-11 8 0 5 5 5 6 5 11 0 41-1 53-1s42 1 52 1c4 0 9 0 9-9 0-4-4-4-11-4-16 0-28 0-28-8 0-2 0-4 2-7 9-37 18-74 27-111 17 0 34 0 50 0 39 0 46 24 46 38 0 7-4 19-6 29-2 12-7 28-7 36 0 45 51 45 56 45 36 0 50-42 50-48 0-4-3-3-4-4-4 0-5 2-6 4-10 32-28 39-38 39-14 0-17-9-17-25 0-14 3-35 4-48 2-6 2-15 2-19 0-33-28-46-40-51z">
              <text:p/>
            </draw:path>
            <draw:path draw:style-name="gr3" draw:text-style-name="P3" draw:layer="layout" svg:width="0.221cm" svg:height="0.208cm" svg:x="14.244cm" svg:y="10.642cm" svg:viewBox="0 0 222 209" svg:d="M43 173c-9 17-19 24-37 25-2 0-6 0-6 6 0 4 2 5 4 5 8 0 18-1 25-1 9 0 21 1 31 1 1 0 6 0 6-7 0-4-5-4-6-4-3 0-12-1-12-8 0-3 2-8 3-12 8-12 16-24 24-36 28 0 56 0 84 0 3 17 5 33 7 49-1 3-2 7-20 7-3 0-7 0-7 6 0 2 0 5 5 5 8 0 28-1 37-1 6 0 12 0 18 0 5 0 11 1 17 1 3 0 6-2 6-6 0-5-4-5-9-5-17 0-18-2-19-9-8-60-17-120-25-181-1-6-1-8-7-8s-8 2-10 7c-36 56-73 111-109 166zM83 132c20-32 40-64 61-96 4 32 9 64 14 96-25 0-50 0-75 0z">
              <text:p/>
            </draw:path>
          </draw:g>
        </draw:g>
        <draw:g>
          <svg:title>TexMaths</svg:title>
          <svg:desc>12§latex§$I_{0}^{\prime}$§svg§600§TRUE§</svg:desc>
          <draw:g>
            <draw:path draw:style-name="gr3" draw:text-style-name="P3" draw:layer="layout" svg:width="0.192cm" svg:height="0.285cm" svg:x="17.469cm" svg:y="10.941cm" svg:viewBox="0 0 193 286" svg:d="M142 32c4-15 5-19 38-19 10 0 13 0 13-8 0-5-4-5-6-5-13 0-42 1-56 1-12 0-43-1-55-1-3 0-8 0-8 8 0 5 4 5 12 5 17 0 29 0 29 7 0 3 0 4-2 8-18 75-37 150-56 226-3 15-4 19-38 19-9 0-13 0-13 8 0 5 5 5 6 5 12 0 43-1 55-1s43 1 56 1c4 0 8 0 8-7 0-6-3-6-13-6-7 0-9 0-18 0-8-1-9-4-9-7 0-4 0-8 1-10 19-75 37-149 56-224z">
              <text:p/>
            </draw:path>
            <draw:path draw:style-name="gr3" draw:text-style-name="P3" draw:layer="layout" svg:width="0.072cm" svg:height="0.151cm" svg:x="17.685cm" svg:y="10.911cm" svg:viewBox="0 0 73 152" svg:d="M70 25c3-5 3-7 3-9 0-9-9-16-17-16-11 0-14 10-17 14-12 43-25 85-38 127 0 2-1 4-1 5 0 4 8 6 11 6 2 0 2 0 5-5 18-40 36-81 54-122z">
              <text:p/>
            </draw:path>
            <draw:path draw:style-name="gr3" draw:text-style-name="P3" draw:layer="layout" svg:width="0.135cm" svg:height="0.2cm" svg:x="17.653cm" svg:y="11.136cm" svg:viewBox="0 0 136 201" svg:d="M136 102c0-33-3-55-17-77-9-13-27-25-51-25-68 0-68 80-68 102 0 21 0 99 68 99s68-78 68-99zM68 193c-13 0-31-8-37-33-4-16-4-40-4-62 0-21 0-44 4-60 7-24 25-30 37-30 16 0 31 10 37 27 4 16 5 37 5 63 0 22 0 43-4 61-6 28-26 34-38 34z">
              <text:p/>
            </draw:path>
          </draw:g>
        </draw:g>
        <draw:g>
          <svg:title>TexMaths</svg:title>
          <svg:desc>12§latex§$U_{\mathrm{V}}$§svg§600§TRUE§</svg:desc>
          <draw:g>
            <draw:path draw:style-name="gr3" draw:text-style-name="P3" draw:layer="layout" svg:width="0.29cm" svg:height="0.294cm" svg:x="15.558cm" svg:y="3.608cm" svg:viewBox="0 0 291 295" svg:d="M238 44c4-17 12-30 46-31 2 0 7 0 7-8-2-2 0-5-6-5-13 0-29 1-43 1s-29-1-43-1c-3 0-7 0-7 8 0 5 3 5 7 5 24 0 29 10 29 18 0 1-2 8-2 10-12 49-25 99-38 149-14 56-62 92-104 92-29 0-52-18-52-54 0-1 0-14 5-33 14-54 27-109 41-163 3-14 5-19 35-19 12 0 14 0 14-8 0-5-5-5-6-5-11 0-42 1-53 1-13 0-43-1-55-1-3 0-7 0-7 8 0 5 4 5 11 5 1 0 9 0 17 1 7 0 10 2 10 6 0 3-4 21-7 30-3 13-5 25-8 37-5 17-24 96-27 104-2 11-2 18-2 24 0 52 38 80 81 80 54 0 106-46 120-103 13-49 25-98 37-148z">
              <text:p/>
            </draw:path>
            <draw:path draw:style-name="gr3" draw:text-style-name="P3" draw:layer="layout" svg:width="0.229cm" svg:height="0.206cm" svg:x="15.825cm" svg:y="3.756cm" svg:viewBox="0 0 230 207" svg:d="M196 30c4-8 11-18 34-19 0-4 0-7 0-11-8 1-20 1-29 1-12 0-33-1-34-1 0 4 0 7 0 11 10 0 19 5 19 14 0 2 0 4-2 6-20 47-40 94-61 141-21-49-42-99-63-148-1-4-1-4-1-5 0-8 15-8 22-8 0-4 0-7 0-11-14 1-33 1-43 1-15 0-37-1-38-1 0 4 0 7 0 11 2 0 3 0 5 0 17 0 21 2 25 11 26 59 51 118 77 178 2 4 2 7 8 7 4 0 6 0 8-6 25-57 49-114 73-171z">
              <text:p/>
            </draw:path>
          </draw:g>
        </draw:g>
        <draw:g>
          <draw:custom-shape draw:style-name="gr6" draw:text-style-name="P4" draw:layer="layout" svg:width="0.75cm" svg:height="0.75cm" svg:x="15.664cm" svg:y="10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A$§svg§600§TRUE§</svg:desc>
            <draw:g>
              <draw:path draw:style-name="gr3" draw:text-style-name="P3" draw:layer="layout" svg:width="0.286cm" svg:height="0.299cm" svg:x="15.901cm" svg:y="10.505cm" svg:viewBox="0 0 287 300" svg:d="M61 252c-17 28-33 34-51 35-6 0-10 0-10 8 0 3 2 5 6 5 11 0 24-1 36-1 13 0 29 1 42 1 2 0 7 0 7-8 0-5-4-5-6-5-10-1-20-4-20-14 0-5 3-10 6-16 10-18 21-36 32-54 35 0 70 0 105 0 0 9 6 66 6 71 0 12-21 13-30 13-6 0-9 0-9 8 0 5 4 5 6 5 16 0 34-1 51-1 11 0 37 1 48 1 2 0 7 0 7-8 0-5-4-5-10-5-26 0-26-3-27-14-8-88-17-176-25-263-1-9-1-10-9-10-5 0-8 2-10 7-49 82-97 164-145 245zM111 190c27-46 54-92 82-139 4 47 9 93 14 139-32 0-64 0-96 0z">
                <text:p/>
              </draw:path>
            </draw:g>
          </draw:g>
        </draw:g>
        <draw:g>
          <draw:custom-shape draw:style-name="gr6" draw:text-style-name="P4" draw:layer="layout" svg:width="0.75cm" svg:height="0.75cm" svg:x="15.665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V$§svg§600§TRUE§</svg:desc>
            <draw:g>
              <draw:path draw:style-name="gr3" draw:text-style-name="P3" draw:layer="layout" svg:width="0.297cm" svg:height="0.294cm" svg:x="15.915cm" svg:y="9.205cm" svg:viewBox="0 0 298 295" svg:d="M239 48c21-32 39-34 53-35 6 0 6-7 6-8 0-4-2-5-6-5-11 0-23 1-33 1-15 0-29-1-42-1-3 0-9 0-9 8 0 5 5 5 7 5 12 1 20 5 20 13 0 7-6 16-6 17-43 68-86 136-128 204-10-74-20-148-29-222 0-7 9-12 29-12 6 0 10 0 10-8 0-4-3-5-6-5-16 0-34 1-52 1-8 0-16 0-23 0s-16-1-23-1c-2 0-7 0-7 8 0 5 4 5 10 5 24 0 24 4 25 14 11 86 22 172 33 258 1 9 3 10 9 10 7 0 8-2 12-7 50-80 100-160 150-240z">
                <text:p/>
              </draw:path>
            </draw:g>
          </draw:g>
        </draw:g>
        <draw:g>
          <svg:title>TexMaths</svg:title>
          <svg:desc>12§latex§$U_{\mathrm{V}}$§svg§600§TRUE§</svg:desc>
          <draw:g>
            <draw:path draw:style-name="gr3" draw:text-style-name="P3" draw:layer="layout" svg:width="0.29cm" svg:height="0.294cm" svg:x="16.459cm" svg:y="9.608cm" svg:viewBox="0 0 291 295" svg:d="M238 44c4-17 12-30 46-31 2 0 7 0 7-8-2-2 0-5-6-5-13 0-29 1-43 1s-29-1-43-1c-3 0-7 0-7 8 0 5 3 5 7 5 24 0 29 10 29 18 0 1-2 8-2 10-12 49-25 99-38 149-14 56-62 92-104 92-29 0-52-18-52-54 0-1 0-14 5-33 14-54 27-109 41-163 3-14 5-19 35-19 12 0 14 0 14-8 0-5-5-5-6-5-11 0-42 1-53 1-13 0-43-1-55-1-3 0-7 0-7 8 0 5 4 5 11 5 1 0 9 0 17 1 7 0 10 2 10 6 0 3-4 21-7 30-3 13-5 25-8 37-5 17-24 96-27 104-2 11-2 18-2 24 0 52 38 80 81 80 54 0 106-46 120-103 13-49 25-98 37-148z">
              <text:p/>
            </draw:path>
            <draw:path draw:style-name="gr3" draw:text-style-name="P3" draw:layer="layout" svg:width="0.229cm" svg:height="0.206cm" svg:x="16.726cm" svg:y="9.756cm" svg:viewBox="0 0 230 207" svg:d="M196 30c4-8 11-18 34-19 0-4 0-7 0-11-8 1-20 1-29 1-12 0-33-1-34-1 0 4 0 7 0 11 10 0 19 5 19 14 0 2 0 4-2 6-20 47-40 94-61 141-21-49-42-99-63-148-1-4-1-4-1-5 0-8 15-8 22-8 0-4 0-7 0-11-14 1-33 1-43 1-15 0-37-1-38-1 0 4 0 7 0 11 2 0 3 0 5 0 17 0 21 2 25 11 26 59 51 118 77 178 2 4 2 7 8 7 4 0 6 0 8-6 25-57 49-114 73-171z">
              <text:p/>
            </draw:path>
          </draw:g>
        </draw:g>
        <draw:frame draw:style-name="gr9" draw:text-style-name="P7" draw:layer="layout" svg:width="1.25cm" svg:height="0.725cm" svg:x="0.75cm" svg:y="5cm">
          <draw:text-box>
            <text:p text:style-name="P6"><text:span text:style-name="T1">(a)</text:span></text:p>
          </draw:text-box>
        </draw:frame>
        <draw:frame draw:style-name="gr9" draw:text-style-name="P7" draw:layer="layout" svg:width="1.25cm" svg:height="0.725cm" svg:x="10.95cm" svg:y="5.001cm">
          <draw:text-box>
            <text:p text:style-name="P6"><text:span text:style-name="T1">(b)</text:span></text:p>
          </draw:text-box>
        </draw:frame>
        <draw:frame draw:style-name="gr9" draw:text-style-name="P7" draw:layer="layout" svg:width="1.25cm" svg:height="0.725cm" svg:x="10.95cm" svg:y="10.902cm">
          <draw:text-box>
            <text:p text:style-name="P6"><text:span text:style-name="T1">(c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6T12:49:17.729772272</dc:date>
    <meta:editing-duration>P1DT16H28M10S</meta:editing-duration>
    <meta:editing-cycles>62</meta:editing-cycles>
    <meta:generator>LibreOffice/7.3.7.2$Linux_X86_64 LibreOffice_project/30$Build-2</meta:generator>
    <meta:document-statistic meta:object-count="166"/>
  </office:meta>
</office:document-meta>
</file>